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7.459cm"/>
    </style:style>
    <style:style style:name="co5" style:family="table-column">
      <style:table-column-properties fo:break-before="auto" style:column-width="2.2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0.74pt solid #4a452a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5" style:family="table-cell" style:parent-style-name="Default">
      <style:table-cell-properties fo:background-color="#00a9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ackground-color="#ff38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fo:background-color="#008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Default">
      <style:table-cell-properties fo:background-color="#00a933" fo:wrap-option="wrap" fo:border="0.74pt solid #000000" style:vertical-align="middle"/>
      <style:text-properties fo:color="#000000" style:text-outline="false" style:text-line-through-style="none" style:text-line-through-type="none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44444" style:text-outline="false" style:text-line-through-style="none" style:text-line-through-typ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#ffffff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fff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8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6" table:default-cell-style-name="ce18"/>
        <table:table-column table:style-name="co4" table:default-cell-style-name="ce32"/>
        <table:table-column table:style-name="co5" table:number-columns-repeated="34" table:default-cell-style-name="ce32"/>
        <table:table-column table:style-name="co2" table:number-columns-repeated="981" table:default-cell-style-name="ce18"/>
        <table:table-column table:style-name="co6" table:number-columns-repeated="15360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"/>
          <table:table-cell table:number-columns-repeated="1016"/>
          <table:table-cell table:style-name="ce32" table:number-columns-repeated="15360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  <table:table-cell table:style-name="ce32" table:number-columns-repeated="15360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Saumade Pierrick</text:p>
          </table:table-cell>
          <table:covered-table-cell table:number-columns-repeated="4" table:style-name="ce2"/>
          <table:table-cell table:style-name="ce2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2"/>
          <table:table-cell table:number-columns-repeated="2"/>
          <table:table-cell table:style-name="ce18" table:number-columns-repeated="3"/>
          <table:table-cell table:number-columns-repeated="1011"/>
          <table:table-cell table:style-name="ce32" table:number-columns-repeated="15360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Général et Technologique Jean Bart</text:p>
          </table:table-cell>
          <table:covered-table-cell table:number-columns-repeated="4" table:style-name="ce2"/>
          <table:table-cell table:style-name="ce30" office:value-type="string" calcext:value-type="string">
            <text:p>Option :</text:p>
          </table:table-cell>
          <table:table-cell table:style-name="ce31" office:value-type="string" calcext:value-type="string">
            <text:p>SISR</text:p>
          </table:table-cell>
          <table:table-cell table:style-name="ce31"/>
          <table:table-cell table:number-columns-repeated="1016"/>
          <table:table-cell table:style-name="ce32" table:number-columns-repeated="15360"/>
        </table:table-row>
        <table:table-row table:style-name="ro1">
          <table:table-cell table:style-name="ce2" office:value-type="string" calcext:value-type="string" table:number-columns-spanned="8" table:number-rows-spanned="1">
            <text:p>Adresse URL du portfolio : <text:a xlink:href="http://psaumade.sio-jeanbart.fr/" xlink:type="simple">http://psaumade.sio-jeanbart.fr</text:a></text:p>
          </table:table-cell>
          <table:covered-table-cell table:number-columns-repeated="7" table:style-name="ce2"/>
          <table:table-cell table:number-columns-repeated="1016"/>
          <table:table-cell table:style-name="ce32" table:number-columns-repeated="15360"/>
        </table:table-row>
        <table:table-row table:style-name="ro3">
          <table:table-cell table:style-name="ce7" office:value-type="string" calcext:value-type="string" table:number-columns-spanned="1" table:number-rows-spanned="2">
            <text:p>&lt;</text:p>
          </table:table-cell>
          <table:table-cell table:style-name="ce57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25" office:value-type="string" calcext:value-type="string">
            <text:p>Organiser son développement professionnel</text:p>
          </table:table-cell>
          <table:table-cell table:number-columns-repeated="1016"/>
          <table:table-cell table:style-name="ce32" table:number-columns-repeated="15360"/>
        </table:table-row>
        <table:table-row table:style-name="ro4">
          <table:covered-table-cell table:style-name="ce7"/>
          <table:covered-table-cell table:style-name="ce57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2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3" table:number-columns-repeated="1016"/>
          <table:table-cell table:style-name="ce32" table:number-columns-repeated="15360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37"/>
          <table:table-cell table:style-name="ce33" table:number-columns-repeated="1016"/>
          <table:table-cell table:style-name="ce32" table:number-columns-repeated="15360"/>
        </table:table-row>
        <table:table-row table:style-name="ro1">
          <table:table-cell table:style-name="ce35" office:value-type="string" calcext:value-type="string">
            <text:p>Virtualisation (Windows, Debian)</text:p>
          </table:table-cell>
          <table:table-cell table:style-name="ce21"/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2</text:p>
          </table:table-cell>
          <table:table-cell table:style-name="ce27"/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</text:p>
          </table:table-cell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35" office:value-type="string" calcext:value-type="string">
            <text:p>Gestion de projet (Redmine)</text:p>
          </table:table-cell>
          <table:table-cell table:style-name="ce21"/>
          <table:table-cell table:style-name="ce27" office:value-type="float" office:value="1.2" calcext:value-type="float">
            <text:p>1,2</text:p>
          </table:table-cell>
          <table:table-cell table:style-name="ce27" table:number-columns-repeated="2"/>
          <table:table-cell table:style-name="ce27" office:value-type="string" calcext:value-type="string">
            <text:p>1,2,3</text:p>
          </table:table-cell>
          <table:table-cell table:style-name="ce27" table:number-columns-repeated="2"/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35" office:value-type="string" calcext:value-type="string">
            <text:p>Mis en place d’un serveur de supervision (Nagios, LibreNMS)</text:p>
          </table:table-cell>
          <table:table-cell table:style-name="ce21"/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2</text:p>
          </table:table-cell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35" office:value-type="string" calcext:value-type="string">
            <text:p>Mis en place d’un serveur DNS</text:p>
          </table:table-cell>
          <table:table-cell table:style-name="ce21"/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1,2</text:p>
          </table:table-cell>
          <table:table-cell table:style-name="ce27"/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35" office:value-type="string" calcext:value-type="string">
            <text:p>Automatisation de tâche via script (Création utilisateur)</text:p>
          </table:table-cell>
          <table:table-cell table:style-name="ce21"/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2</text:p>
          </table:table-cell>
          <table:table-cell table:style-name="ce27"/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15" office:value-type="string" calcext:value-type="string">
            <text:p>Prise en main de routeur (Cisco 891F, Linksys LRT214)</text:p>
          </table:table-cell>
          <table:table-cell table:style-name="ce21"/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1,2</text:p>
          </table:table-cell>
          <table:table-cell table:style-name="ce27"/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35" office:value-type="string" calcext:value-type="string">
            <text:p>Mise en place de redirection NAT PAT </text:p>
          </table:table-cell>
          <table:table-cell table:style-name="ce21"/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2</text:p>
          </table:table-cell>
          <table:table-cell table:style-name="ce27"/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20" office:value-type="string" calcext:value-type="string">
            <text:p>Installation et configuration d’un proxmox en local</text:p>
          </table:table-cell>
          <table:table-cell table:style-name="ce21"/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</text:p>
          </table:table-cell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35" office:value-type="string" calcext:value-type="string">
            <text:p>Installation et configuration d’un Serveur AD Windows 2012 afin de gérer une infrastructure</text:p>
          </table:table-cell>
          <table:table-cell table:style-name="ce21"/>
          <table:table-cell table:style-name="ce27" office:value-type="string" calcext:value-type="string">
            <text:p>1,3,6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1,2</text:p>
          </table:table-cell>
          <table:table-cell table:style-name="ce27"/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38" office:value-type="string" calcext:value-type="string">
            <text:p>Mise en place d’un Load Balancing (HAProxy)</text:p>
          </table:table-cell>
          <table:table-cell table:style-name="ce21"/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1,2</text:p>
          </table:table-cell>
          <table:table-cell table:style-name="ce27"/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35" office:value-type="string" calcext:value-type="string">
            <text:p>Sécurisation d’accés à un serveur (SSH, Fail2ban)</text:p>
          </table:table-cell>
          <table:table-cell table:style-name="ce21"/>
          <table:table-cell table:style-name="ce27" office:value-type="string" calcext:value-type="string">
            <text:p>1,3,6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1,2</text:p>
          </table:table-cell>
          <table:table-cell table:style-name="ce27"/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35" office:value-type="string" calcext:value-type="string">
            <text:p>Mise en place de Vlan avec création de schéma réseau</text:p>
          </table:table-cell>
          <table:table-cell table:style-name="ce21"/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2</text:p>
          </table:table-cell>
          <table:table-cell table:style-name="ce27"/>
          <table:table-cell table:number-columns-repeated="2" table:style-name="ce27" office:value-type="string" calcext:value-type="string">
            <text:p>1,2</text:p>
          </table:table-cell>
          <table:table-cell table:style-name="ce27"/>
          <table:table-cell table:style-name="ce154" table:number-columns-repeated="1016"/>
          <table:table-cell table:style-name="ce32" table:number-columns-repeated="15360"/>
        </table:table-row>
        <table:table-row table:style-name="ro1">
          <table:table-cell table:style-name="ce39" office:value-type="string" calcext:value-type="string">
            <text:p>Mise en place d’un dispositif de sauvegarde et de restauration à distance (Cobian Backup)</text:p>
          </table:table-cell>
          <table:table-cell table:style-name="ce21"/>
          <table:table-cell table:style-name="ce27" office:value-type="string" calcext:value-type="string">
            <text:p>1,5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1,2</text:p>
          </table:table-cell>
          <table:table-cell table:style-name="ce27"/>
          <table:table-cell table:style-name="ce155" table:number-columns-repeated="1016"/>
          <table:table-cell table:style-name="ce32" table:number-columns-repeated="15360"/>
        </table:table-row>
        <table:table-row table:style-name="ro6">
          <table:table-cell table:style-name="ce3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22"/>
          <table:table-cell table:style-name="ce155" table:number-columns-repeated="1016"/>
          <table:table-cell table:style-name="ce32" table:number-columns-repeated="15360"/>
        </table:table-row>
        <table:table-row table:style-name="ro1">
          <table:table-cell table:style-name="ce9" office:value-type="string" calcext:value-type="string">
            <text:p>Mise en service de postes clients sécurisés (W11, BitLocker, VPN Stormshield)</text:p>
          </table:table-cell>
          <table:table-cell table:style-name="ce21"/>
          <table:table-cell table:style-name="ce27" office:value-type="string" calcext:value-type="string">
            <text:p>1,2,3</text:p>
          </table:table-cell>
          <table:table-cell table:style-name="ce27" office:value-type="string" calcext:value-type="string">
            <text:p>1,2</text:p>
          </table:table-cell>
          <table:table-cell table:style-name="ce27" table:number-columns-repeated="2"/>
          <table:table-cell table:style-name="ce27" office:value-type="string" calcext:value-type="string">
            <text:p>2,3</text:p>
          </table:table-cell>
          <table:table-cell table:style-name="ce27"/>
          <table:table-cell table:style-name="ce156"/>
          <table:table-cell table:style-name="ce155" table:number-columns-repeated="1015"/>
          <table:table-cell table:style-name="ce32" table:number-columns-repeated="15360"/>
        </table:table-row>
        <table:table-row table:style-name="ro1">
          <table:table-cell table:style-name="ce10" office:value-type="string" calcext:value-type="string">
            <text:p>Mise en place point d’accés omada pour client </text:p>
          </table:table-cell>
          <table:table-cell table:style-name="ce21"/>
          <table:table-cell table:number-columns-repeated="2" table:style-name="ce27" office:value-type="string" calcext:value-type="string">
            <text:p>1,2</text:p>
          </table:table-cell>
          <table:table-cell table:style-name="ce27" table:number-columns-repeated="2"/>
          <table:table-cell table:style-name="ce27" office:value-type="string" calcext:value-type="string">
            <text:p>2,3</text:p>
          </table:table-cell>
          <table:table-cell table:style-name="ce27"/>
          <table:table-cell table:style-name="ce155" table:number-columns-repeated="1016"/>
          <table:table-cell table:style-name="ce32" table:number-columns-repeated="15360"/>
        </table:table-row>
        <table:table-row table:style-name="ro1">
          <table:table-cell table:style-name="ce11" office:value-type="string" calcext:value-type="string">
            <text:p>Migration d’un site vers un nouveau serveur (wordpress, BDD)</text:p>
          </table:table-cell>
          <table:table-cell table:style-name="ce21"/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2,3</text:p>
          </table:table-cell>
          <table:table-cell table:style-name="ce27" office:value-type="string" calcext:value-type="string">
            <text:p>3</text:p>
          </table:table-cell>
          <table:table-cell table:style-name="ce27" office:value-type="string" calcext:value-type="string">
            <text:p>1,2,3</text:p>
          </table:table-cell>
          <table:table-cell table:style-name="ce27" office:value-type="string" calcext:value-type="string">
            <text:p>1,2</text:p>
          </table:table-cell>
          <table:table-cell table:style-name="ce27"/>
          <table:table-cell table:style-name="ce155" table:number-columns-repeated="1016"/>
          <table:table-cell table:style-name="ce32" table:number-columns-repeated="15360"/>
        </table:table-row>
        <table:table-row table:style-name="ro1">
          <table:table-cell table:style-name="ce44" office:value-type="string" calcext:value-type="string">
            <text:p>Sécurisation et optimisation de la visibilité web (Certificats SSL Certbot &amp; DNS Cloudflare) </text:p>
          </table:table-cell>
          <table:table-cell table:style-name="ce21"/>
          <table:table-cell table:style-name="ce27" table:number-columns-repeated="6"/>
          <table:table-cell table:style-name="ce155" table:number-columns-repeated="1016"/>
          <table:table-cell table:style-name="ce32" table:number-columns-repeated="15360"/>
        </table:table-row>
        <table:table-row table:style-name="ro1">
          <table:table-cell table:style-name="ce9" office:value-type="string" calcext:value-type="string">
            <text:p>Création d’une image personnalisé </text:p>
          </table:table-cell>
          <table:table-cell table:style-name="ce21"/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2</text:p>
          </table:table-cell>
          <table:table-cell table:style-name="ce27"/>
          <table:table-cell table:style-name="ce155" table:number-columns-repeated="1016"/>
          <table:table-cell table:style-name="ce32" table:number-columns-repeated="15360"/>
        </table:table-row>
        <table:table-row table:style-name="ro1">
          <table:table-cell table:style-name="ce9" office:value-type="string" calcext:value-type="string">
            <text:p>Présentation de solutions de déploiement d’image pour l’entreprise</text:p>
          </table:table-cell>
          <table:table-cell table:style-name="ce21"/>
          <table:table-cell table:style-name="ce27" office:value-type="string" calcext:value-type="string">
            <text:p>1,2</text:p>
          </table:table-cell>
          <table:table-cell table:style-name="ce27" table:number-columns-repeated="2"/>
          <table:table-cell table:style-name="ce27" office:value-type="string" calcext:value-type="string">
            <text:p>1,2,3</text:p>
          </table:table-cell>
          <table:table-cell table:style-name="ce27" office:value-type="string" calcext:value-type="string">
            <text:p>2,3</text:p>
          </table:table-cell>
          <table:table-cell table:style-name="ce27"/>
          <table:table-cell table:style-name="ce155" table:number-columns-repeated="1016"/>
          <table:table-cell table:style-name="ce32" table:number-columns-repeated="15360"/>
        </table:table-row>
        <table:table-row table:style-name="ro1">
          <table:table-cell table:style-name="ce9" office:value-type="string" calcext:value-type="string">
            <text:p>Création d’un serveur radius avec AD pour authentifier les connection wifi (avec procédure)</text:p>
          </table:table-cell>
          <table:table-cell table:style-name="ce21"/>
          <table:table-cell table:style-name="ce27" office:value-type="string" calcext:value-type="string">
            <text:p>1,3,6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1,2</text:p>
          </table:table-cell>
          <table:table-cell table:style-name="ce27"/>
          <table:table-cell table:style-name="ce155" table:number-columns-repeated="1016"/>
          <table:table-cell table:style-name="ce32" table:number-columns-repeated="15360"/>
        </table:table-row>
        <table:table-row table:style-name="ro1">
          <table:table-cell table:style-name="ce13" office:value-type="string" calcext:value-type="string">
            <text:p>Rotation hebdomadaire de deux NAS de sauvegarde ainsi que des supports amovibles (disquettes) afin d’assurer la redondance des données et de prévenir tout risque de perte</text:p>
          </table:table-cell>
          <table:table-cell table:style-name="ce21"/>
          <table:table-cell table:style-name="ce27" office:value-type="string" calcext:value-type="string">
            <text:p>5,6</text:p>
          </table:table-cell>
          <table:table-cell table:style-name="ce27" office:value-type="string" calcext:value-type="string">
            <text:p>1</text:p>
          </table:table-cell>
          <table:table-cell table:style-name="ce27" table:number-columns-repeated="2"/>
          <table:table-cell table:style-name="ce27" office:value-type="string" calcext:value-type="string">
            <text:p>1</text:p>
          </table:table-cell>
          <table:table-cell table:style-name="ce27"/>
          <table:table-cell table:style-name="ce155" table:number-columns-repeated="1016"/>
          <table:table-cell table:style-name="ce32" table:number-columns-repeated="15360"/>
        </table:table-row>
        <table:table-row table:style-name="ro1">
          <table:table-cell table:style-name="ce13" office:value-type="string" calcext:value-type="string">
            <text:p>Remplacement de composant endommagés d’un poste client </text:p>
          </table:table-cell>
          <table:table-cell table:style-name="ce21"/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1,2</text:p>
          </table:table-cell>
          <table:table-cell table:style-name="ce27" table:number-columns-repeated="2"/>
          <table:table-cell table:style-name="ce27" office:value-type="string" calcext:value-type="string">
            <text:p>2,3</text:p>
          </table:table-cell>
          <table:table-cell table:style-name="ce27"/>
          <table:table-cell table:style-name="ce155" table:number-columns-repeated="1016"/>
          <table:table-cell table:style-name="ce32" table:number-columns-repeated="15360"/>
        </table:table-row>
        <table:table-row table:style-name="ro6">
          <table:table-cell table:style-name="ce3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22"/>
          <table:table-cell table:style-name="ce33" table:number-columns-repeated="1016"/>
          <table:table-cell table:style-name="ce32" table:number-columns-repeated="15360"/>
        </table:table-row>
        <table:table-row table:style-name="ro1">
          <table:table-cell table:style-name="ce46" office:value-type="string" calcext:value-type="string">
            <text:p>Mise en place d’un environement de dévolppement via SSH</text:p>
          </table:table-cell>
          <table:table-cell table:style-name="ce21"/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2</text:p>
          </table:table-cell>
          <table:table-cell table:style-name="ce27" table:number-columns-repeated="2"/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1,2</text:p>
          </table:table-cell>
          <table:table-cell table:style-name="ce33" table:number-columns-repeated="1016"/>
          <table:table-cell table:style-name="ce32" table:number-columns-repeated="15360"/>
        </table:table-row>
        <table:table-row table:style-name="ro1">
          <table:table-cell table:style-name="ce46" office:value-type="string" calcext:value-type="string">
            <text:p>Familiarisation avec l’environement de l’intelligence artificielle</text:p>
          </table:table-cell>
          <table:table-cell table:style-name="ce21"/>
          <table:table-cell table:style-name="ce27" table:number-columns-repeated="5"/>
          <table:table-cell table:style-name="ce27" office:value-type="string" calcext:value-type="string">
            <text:p>1,2,4</text:p>
          </table:table-cell>
          <table:table-cell table:style-name="ce33" table:number-columns-repeated="1016"/>
          <table:table-cell table:style-name="ce32" table:number-columns-repeated="15360"/>
        </table:table-row>
        <table:table-row table:style-name="ro1">
          <table:table-cell table:style-name="ce51" office:value-type="string" calcext:value-type="string">
            <text:p>Audit et déploiement d'une infrastructure réseau physique (Baie 42U, Câblage Cat6A) </text:p>
          </table:table-cell>
          <table:table-cell table:style-name="ce23"/>
          <table:table-cell table:style-name="ce28" office:value-type="float" office:value="2.4" calcext:value-type="float">
            <text:p>2,4</text:p>
          </table:table-cell>
          <table:table-cell table:style-name="ce28" table:number-columns-repeated="2"/>
          <table:table-cell table:style-name="ce28" office:value-type="string" calcext:value-type="string">
            <text:p>1,2</text:p>
          </table:table-cell>
          <table:table-cell table:style-name="ce28" table:number-columns-repeated="2"/>
          <table:table-cell table:style-name="ce33" table:number-columns-repeated="1016"/>
          <table:table-cell table:style-name="ce32" table:number-columns-repeated="15360"/>
        </table:table-row>
        <table:table-row table:style-name="ro1">
          <table:table-cell table:style-name="ce49" office:value-type="string" calcext:value-type="string">
            <text:p>Développement et automatisation du site web club sportif </text:p>
          </table:table-cell>
          <table:table-cell table:style-name="ce23"/>
          <table:table-cell table:style-name="ce28" table:number-columns-repeated="2"/>
          <table:table-cell table:style-name="ce28" office:value-type="string" calcext:value-type="string">
            <text:p>1,2,3</text:p>
          </table:table-cell>
          <table:table-cell table:style-name="ce28" table:number-columns-repeated="3"/>
          <table:table-cell table:style-name="ce33" table:number-columns-repeated="1016"/>
          <table:table-cell table:style-name="ce32" table:number-columns-repeated="15360"/>
        </table:table-row>
        <table:table-row table:style-name="ro1">
          <table:table-cell table:style-name="ce16"/>
          <table:table-cell table:style-name="ce23"/>
          <table:table-cell table:style-name="ce28" table:number-columns-repeated="6"/>
          <table:table-cell table:style-name="ce33" table:number-columns-repeated="1016"/>
          <table:table-cell table:style-name="ce32" table:number-columns-repeated="15360"/>
        </table:table-row>
        <table:table-row table:style-name="ro7">
          <table:table-cell table:style-name="ce17"/>
          <table:table-cell table:style-name="ce24"/>
          <table:table-cell table:style-name="ce29" table:number-columns-repeated="6"/>
          <table:table-cell table:style-name="ce33" table:number-columns-repeated="1016"/>
          <table:table-cell table:style-name="ce32" table:number-columns-repeated="15360"/>
        </table:table-row>
        <table:table-row table:style-name="ro8" table:number-rows-repeated="45">
          <table:table-cell table:number-columns-repeated="1024"/>
          <table:table-cell table:style-name="ce32" table:number-columns-repeated="15360"/>
        </table:table-row>
        <table:table-row table:style-name="ro7" table:number-rows-repeated="11">
          <table:table-cell table:style-name="ce19"/>
          <table:table-cell table:number-columns-repeated="1023"/>
          <table:table-cell table:style-name="ce32" table:number-columns-repeated="15360"/>
        </table:table-row>
        <table:table-row table:style-name="ro9" table:number-rows-repeated="7">
          <table:table-cell table:number-columns-repeated="1024"/>
          <table:table-cell table:style-name="ce32" table:number-columns-repeated="15360"/>
        </table:table-row>
        <table:table-row table:style-name="ro8" table:number-rows-repeated="1048472">
          <table:table-cell table:number-columns-repeated="1024"/>
          <table:table-cell table:style-name="ce32" table:number-columns-repeated="15360"/>
        </table:table-row>
        <table:table-row table:style-name="ro9" table:number-rows-repeated="2">
          <table:table-cell table:number-columns-repeated="1024"/>
          <table:table-cell table:style-name="ce32" table:number-columns-repeated="15360"/>
        </table:table-row>
        <table:table-row table:style-name="ro9">
          <table:table-cell table:number-columns-repeated="1024"/>
          <table:table-cell table:style-name="ce32" table:number-columns-repeated="15360"/>
        </table:table-row>
        <table:named-expressions>
          <table:named-range table:name="_xlnm.Print_Area" table:base-cell-address="$'Tableau de synthèse Épreuve E4'.$A$1" table:cell-range-address="$'Tableau de synthèse Épreuve E4'.$A$1:.$H$3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2" fo:font-family="Arial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size-complex="10pt"/>
    </style:style>
    <number:number-style style:name="N0">
      <number:number number:min-integer-digits="1"/>
    </number:number-style>
    <number:currency-style style:name="N117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61"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</number:text>
      <style:map style:condition="value()&gt;0" style:apply-style-name="N161P0"/>
      <style:map style:condition="value()&lt;0" style:apply-style-name="N161P1"/>
    </number:currency-style>
    <style:style style:name="Default" style:family="table-cell">
      <style:table-cell-properties style:rotation-align="none" style:vertical-align="bottom"/>
      <style:text-properties style:font-name="Arial2" fo:font-family="Arial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17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12:22:10.19728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6-03-23T12:39:40.880174900</dc:date>
    <meta:generator>LibreOffice/25.8.3.2$Windows_X86_64 LibreOffice_project/8ca8d55c161d602844f5428fa4b58097424e324e</meta:generator>
    <meta:editing-duration>PT7H24M14S</meta:editing-duration>
    <meta:editing-cycles>16</meta:editing-cycles>
    <meta:document-statistic meta:table-count="1" meta:cell-count="129" meta:object-count="0"/>
    <meta:user-defined meta:name="AppVersion">16.0300</meta:user-defined>
  </office:meta>
</office:document-meta>
</file>